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2000002A61459303CDD192B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4228in" svg:y="-0.4055in" svg:width="7.8701in" svg:height="7.8701in" draw:z-index="0"><draw:image xlink:href="Pictures/10000000000002A2000002A61459303CDD192B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3:05.219498450</meta:creation-date>
    <dc:date>2019-10-19T15:04:23.663737802</dc:date>
    <meta:editing-duration>PT1M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